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5-01-0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4-01-02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3-01-0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3-01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2-01-0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1-01-0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20-01-0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9-01-02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8-01-0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7-01-03 19:06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6-01-02 19:1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5-01-02 19:49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4-01-02 23:1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3-01-02 21:1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2-01-03 20:3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1-01-03 21:36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10-01-02 21:0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9-01-04 23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8-01-03 22:16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7-02-24 16:5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6-01-05 15:0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5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4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4-01-08 17:4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3-01-08 16:4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2-01-10 14:5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1-01-08 20:4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2000-01-05 22:3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9-01-05 23:1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8-01-07 21:4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414100541201</text:p>
          </table:table-cell>
          <table:table-cell office:value-type="string" calcext:value-type="string">
            <text:p>1984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